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189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9.45pt"/>
    </style:style>
    <style:style style:name="co5" style:family="table-column">
      <style:table-column-properties fo:break-before="auto" style:column-width="34.44pt"/>
    </style:style>
    <style:style style:name="co6" style:family="table-column">
      <style:table-column-properties fo:break-before="auto" style:column-width="43.34pt"/>
    </style:style>
    <style:style style:name="co7" style:family="table-column">
      <style:table-column-properties fo:break-before="auto" style:column-width="67.24pt"/>
    </style:style>
    <style:style style:name="co8" style:family="table-column">
      <style:table-column-properties fo:break-before="auto" style:column-width="65pt"/>
    </style:style>
    <style:style style:name="co9" style:family="table-column">
      <style:table-column-properties fo:break-before="auto" style:column-width="28.91pt"/>
    </style:style>
    <style:style style:name="co10" style:family="table-column">
      <style:table-column-properties fo:break-before="auto" style:column-width="39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dddddd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11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office:value-type="string" calcext:value-type="string">
            <text:p>picture</text:p>
          </table:table-cell>
          <table:table-cell table:style-name="ce1"/>
          <table:table-cell table:style-name="ce1" office:value-type="string" calcext:value-type="string">
            <text:p>level</text:p>
          </table:table-cell>
          <table:table-cell office:value-type="string" calcext:value-type="string">
            <text:p>sublevel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damage min</text:p>
          </table:table-cell>
          <table:table-cell table:style-name="ce1" office:value-type="string" calcext:value-type="string">
            <text:p>damage max</text:p>
          </table:table-cell>
          <table:table-cell office:value-type="string" calcext:value-type="string">
            <text:p>attack type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speed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size</text:p>
          </table:table-cell>
          <table:table-cell table:style-name="ce1" office:value-type="string" calcext:value-type="string">
            <text:p>cost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Pikeman</text:p>
          </table:table-cell>
          <table:table-cell office:value-type="string" calcext:value-type="string">
            <text:p>h6_unit_Haven_1a_Sentinel.png</text:p>
          </table:table-cell>
          <table:table-cell office:value-type="string" calcext:value-type="string">
            <text:p>Ca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Halberdier</text:p>
          </table:table-cell>
          <table:table-cell office:value-type="string" calcext:value-type="string">
            <text:p>h6_unit_Haven_1b_Praetorian.png</text:p>
          </table:table-cell>
          <table:table-cell office:value-type="string" calcext:value-type="string">
            <text:p>Ca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h6_unit_Haven_2a_Crossbowman.png</text:p>
          </table:table-cell>
          <table:table-cell office:value-type="string" calcext:value-type="string">
            <text:p>Cas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TAN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Marksman</text:p>
          </table:table-cell>
          <table:table-cell office:value-type="string" calcext:value-type="string">
            <text:p>h6_unit_Haven_2b_Marksman.png</text:p>
          </table:table-cell>
          <table:table-cell office:value-type="string" calcext:value-type="string">
            <text:p>Cas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TAN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h6_unit_Haven_3a_Sister.png</text:p>
          </table:table-cell>
          <table:table-cell office:value-type="string" calcext:value-type="string">
            <text:p>Ca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LEE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YING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Royal Griffin</text:p>
          </table:table-cell>
          <table:table-cell office:value-type="string" calcext:value-type="string">
            <text:p>h6_unit_Haven_3b_Vestal.png</text:p>
          </table:table-cell>
          <table:table-cell office:value-type="string" calcext:value-type="string">
            <text:p>Ca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LEE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YING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Swordsman</text:p>
          </table:table-cell>
          <table:table-cell office:value-type="string" calcext:value-type="string">
            <text:p>h6_unit_Haven_4a_Griffin.png</text:p>
          </table:table-cell>
          <table:table-cell office:value-type="string" calcext:value-type="string">
            <text:p>Cas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LEE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Crusader</text:p>
          </table:table-cell>
          <table:table-cell office:value-type="string" calcext:value-type="string">
            <text:p>h6_unit_Haven_4b_Imperial_Griffin.png</text:p>
          </table:table-cell>
          <table:table-cell office:value-type="string" calcext:value-type="string">
            <text:p>Cas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LEE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h6_unit_Haven_5a_Radiant_Glory.png</text:p>
          </table:table-cell>
          <table:table-cell office:value-type="string" calcext:value-type="string">
            <text:p>Cas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TANT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Zealot</text:p>
          </table:table-cell>
          <table:table-cell office:value-type="string" calcext:value-type="string">
            <text:p>h6_unit_Haven_5b_Blazing_Glory.png</text:p>
          </table:table-cell>
          <table:table-cell office:value-type="string" calcext:value-type="string">
            <text:p>Cas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TANT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h6_unit_Haven_6a_Sun_Rider.png</text:p>
          </table:table-cell>
          <table:table-cell office:value-type="string" calcext:value-type="string">
            <text:p>Cast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LE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KING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Champion</text:p>
          </table:table-cell>
          <table:table-cell office:value-type="string" calcext:value-type="string">
            <text:p>h6_unit_Haven_6b_Sun_Crusader.png</text:p>
          </table:table-cell>
          <table:table-cell office:value-type="string" calcext:value-type="string">
            <text:p>Cast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LEE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LKING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h6_unit_Haven_7a_Seraph.png</text:p>
          </table:table-cell>
          <table:table-cell office:value-type="string" calcext:value-type="string">
            <text:p>Cas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MELEE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LYING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rchangel</text:p>
          </table:table-cell>
          <table:table-cell office:value-type="string" calcext:value-type="string">
            <text:p>h6_unit_Haven_7b_Celestial.png</text:p>
          </table:table-cell>
          <table:table-cell office:value-type="string" calcext:value-type="string">
            <text:p>Cas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MELEE</text:p>
          </table:table-cell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LYING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h6_unit_Inferno_1a_Maniac.png</text:p>
          </table:table-cell>
          <table:table-cell office:value-type="string" calcext:value-type="string">
            <text:p>Infer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E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Familiar</text:p>
          </table:table-cell>
          <table:table-cell office:value-type="string" calcext:value-type="string">
            <text:p>h6_unit_Inferno_1b_Demented.png</text:p>
          </table:table-cell>
          <table:table-cell office:value-type="string" calcext:value-type="string">
            <text:p>Infer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E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h6_unit_Inferno_2a_Hell_Hound.png</text:p>
          </table:table-cell>
          <table:table-cell office:value-type="string" calcext:value-type="string">
            <text:p>Infer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TANT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Magog</text:p>
          </table:table-cell>
          <table:table-cell office:value-type="string" calcext:value-type="string">
            <text:p>h6_unit_Inferno_2b_Cerberus.png</text:p>
          </table:table-cell>
          <table:table-cell office:value-type="string" calcext:value-type="string">
            <text:p>Infer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TANT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Hound</text:p>
          </table:table-cell>
          <table:table-cell office:value-type="string" calcext:value-type="string">
            <text:p>h6_unit_Inferno_3a_Succubus.png</text:p>
          </table:table-cell>
          <table:table-cell office:value-type="string" calcext:value-type="string">
            <text:p>Infer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EE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KING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Cerberus</text:p>
          </table:table-cell>
          <table:table-cell office:value-type="string" calcext:value-type="string">
            <text:p>h6_unit_Inferno_3b_Lilim.png</text:p>
          </table:table-cell>
          <table:table-cell office:value-type="string" calcext:value-type="string">
            <text:p>Infer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LE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LKING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h6_unit_Inferno_4a_Breeder.png</text:p>
          </table:table-cell>
          <table:table-cell office:value-type="string" calcext:value-type="string">
            <text:p>Infer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LEE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Horned Demon</text:p>
          </table:table-cell>
          <table:table-cell office:value-type="string" calcext:value-type="string">
            <text:p>h6_unit_Inferno_4b_Breeder_Mother.png</text:p>
          </table:table-cell>
          <table:table-cell office:value-type="string" calcext:value-type="string">
            <text:p>Infer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LEE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Pit Fiend</text:p>
          </table:table-cell>
          <table:table-cell office:value-type="string" calcext:value-type="string">
            <text:p>h6_unit_Inferno_5a_Tormentor.png</text:p>
          </table:table-cell>
          <table:table-cell office:value-type="string" calcext:value-type="string">
            <text:p>Infe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LEE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Pit Lord</text:p>
          </table:table-cell>
          <table:table-cell office:value-type="string" calcext:value-type="string">
            <text:p>h6_unit_Inferno_5b_Lacerator.png</text:p>
          </table:table-cell>
          <table:table-cell office:value-type="string" calcext:value-type="string">
            <text:p>Infe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LEE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Efreet</text:p>
          </table:table-cell>
          <table:table-cell office:value-type="string" calcext:value-type="string">
            <text:p>h6_unit_Inferno_6a_Juggernaut.png</text:p>
          </table:table-cell>
          <table:table-cell office:value-type="string" calcext:value-type="string">
            <text:p>Infer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LEE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YING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Efreet Sultan</text:p>
          </table:table-cell>
          <table:table-cell office:value-type="string" calcext:value-type="string">
            <text:p>h6_unit_Inferno_6b_Ravager.png</text:p>
          </table:table-cell>
          <table:table-cell office:value-type="string" calcext:value-type="string">
            <text:p>Infer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LEE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LYING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h6_unit_Inferno_7a_Pit_Fiend.png</text:p>
          </table:table-cell>
          <table:table-cell office:value-type="string" calcext:value-type="string">
            <text:p>Infe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LEE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LYING</text:p>
          </table:table-cell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rch Devil</text:p>
          </table:table-cell>
          <table:table-cell office:value-type="string" calcext:value-type="string">
            <text:p>h6_unit_Inferno_7b_Pit_Lord.png</text:p>
          </table:table-cell>
          <table:table-cell office:value-type="string" calcext:value-type="string">
            <text:p>Infe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LEE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LYING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h6_unit_Necropolis_1a_Skeleton.png</text:p>
          </table:table-cell>
          <table:table-cell office:value-type="string" calcext:value-type="string">
            <text:p>Necropo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Skeleton Warrior</text:p>
          </table:table-cell>
          <table:table-cell office:value-type="string" calcext:value-type="string">
            <text:p>h6_unit_Necropolis_1b_Skeletal_Spearman.png</text:p>
          </table:table-cell>
          <table:table-cell office:value-type="string" calcext:value-type="string">
            <text:p>Necropo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Walking Dead</text:p>
          </table:table-cell>
          <table:table-cell office:value-type="string" calcext:value-type="string">
            <text:p>h6_unit_Necropolis_2a_Ghoul.png</text:p>
          </table:table-cell>
          <table:table-cell office:value-type="string" calcext:value-type="string">
            <text:p>Necropol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h6_unit_Necropolis_2b_Ravenous_Ghoul.png</text:p>
          </table:table-cell>
          <table:table-cell office:value-type="string" calcext:value-type="string">
            <text:p>Necropol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Wight</text:p>
          </table:table-cell>
          <table:table-cell office:value-type="string" calcext:value-type="string">
            <text:p>h6_unit_Necropolis_3a_Ghost.png</text:p>
          </table:table-cell>
          <table:table-cell office:value-type="string" calcext:value-type="string">
            <text:p>Necropol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LE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YIN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Wraith</text:p>
          </table:table-cell>
          <table:table-cell office:value-type="string" calcext:value-type="string">
            <text:p>h6_unit_Necropolis_3b_Specter.png</text:p>
          </table:table-cell>
          <table:table-cell office:value-type="string" calcext:value-type="string">
            <text:p>Necropol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LEE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YING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Vampire</text:p>
          </table:table-cell>
          <table:table-cell office:value-type="string" calcext:value-type="string">
            <text:p>h6_unit_Necropolis_4a_Lich.png</text:p>
          </table:table-cell>
          <table:table-cell office:value-type="string" calcext:value-type="string">
            <text:p>Necropol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LEE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YING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Vampire Lord</text:p>
          </table:table-cell>
          <table:table-cell office:value-type="string" calcext:value-type="string">
            <text:p>h6_unit_Necropolis_4b_Archlich.png</text:p>
          </table:table-cell>
          <table:table-cell office:value-type="string" calcext:value-type="string">
            <text:p>Necropol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LEE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YING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Lich</text:p>
          </table:table-cell>
          <table:table-cell office:value-type="string" calcext:value-type="string">
            <text:p>h6_unit_Necropolis_5a_Lamasu.png</text:p>
          </table:table-cell>
          <table:table-cell office:value-type="string" calcext:value-type="string">
            <text:p>Necropol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STANT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Power Lich</text:p>
          </table:table-cell>
          <table:table-cell office:value-type="string" calcext:value-type="string">
            <text:p>h6_unit_Necropolis_5b_Putrid_Lamasu.png</text:p>
          </table:table-cell>
          <table:table-cell office:value-type="string" calcext:value-type="string">
            <text:p>Necropol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TANT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Black Knight</text:p>
          </table:table-cell>
          <table:table-cell office:value-type="string" calcext:value-type="string">
            <text:p>h6_unit_Necropolis_6a_Vampire.png</text:p>
          </table:table-cell>
          <table:table-cell office:value-type="string" calcext:value-type="string">
            <text:p>Necropol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LEE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KING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Dread Knight</text:p>
          </table:table-cell>
          <table:table-cell office:value-type="string" calcext:value-type="string">
            <text:p>h6_unit_Necropolis_6b_Vampire_Lord.png</text:p>
          </table:table-cell>
          <table:table-cell office:value-type="string" calcext:value-type="string">
            <text:p>Necropol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LEE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LKING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Bone Dragon</text:p>
          </table:table-cell>
          <table:table-cell office:value-type="string" calcext:value-type="string">
            <text:p>h6_unit_Necropolis_7a_Fate_Spinner.png</text:p>
          </table:table-cell>
          <table:table-cell office:value-type="string" calcext:value-type="string">
            <text:p>Necropol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LEE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YING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Ghost Dragon</text:p>
          </table:table-cell>
          <table:table-cell office:value-type="string" calcext:value-type="string">
            <text:p>h6_unit_Necropolis_7b_Fate_Weaver.png</text:p>
          </table:table-cell>
          <table:table-cell office:value-type="string" calcext:value-type="string">
            <text:p>Necropol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LEE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LYING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entaur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7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entaur Captain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9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warf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2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attle_Dwarf Battle Dwarf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ood_Elf Wood Elf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rand_Elf Grand Elf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egasus Pegasus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ilver_Pegasus Silver Pegasus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27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Dendroid_Guard Dendroid Guard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3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Dendroid_Soldier Dendroid Soldier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Unicorn Unicorn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8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ar_Unicorn War Unicorn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9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reen_Dragon Green Dragon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2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old_Dragon Gold Dragon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4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remlin Gremlin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3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ster_Gremlin Master Gremlin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tone_Gargoyle Stone Gargoyl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3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Obsidian_Gargoyle Obsidian Gargoyl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9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tone_Golem Stone Golem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Iron_Golem Iron Golem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ge Mag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3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Arch_Mage Arch Mag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4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enie Geni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5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ster_Genie Master Geni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6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Naga Naga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Naga_Queen Naga Queen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6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iant Giant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Titan Titan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5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Troglodyte Troglodyte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Infernal_Troglodyte Infernal Troglodyte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6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arpy Harpy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3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arpy_Hag Harpy Hag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7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eholder Beholder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Evil_Eye Evil Eye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8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edusa Medusa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3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edusa_Queen Medusa Queen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3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inotaur Minotaur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inotaur_King Minotaur King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57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nticore Manticore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8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corpicore Scorpicore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0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Red_Dragon Red Dragon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2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lack_Dragon Black Dragon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4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oblin Goblin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obgoblin Hobgoblin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olf_Rider Wolf Rider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olf_Raider Wolf Raider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Orc Orc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Orc_Chieftain Orc Chieftain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6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Ogre Ogre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3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Ogre_Mage Ogre Mage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Roc Roc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6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Thunderbird Thunderbird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7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Cyclops Cyclops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7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Cyclops_King Cyclops King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ehemoth Behemoth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Ancient_Behemoth Ancient Behemoth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3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noll Gnoll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noll_Marauder Gnoll Marauder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7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Lizardman Lizardman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Lizard_Warrior Lizard Warrior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erpent_Fly Serpent Fly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22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Dragon_Fly Dragon Fly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2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asilisk Basilisk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3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reater_Basilisk Greater Basilisk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orgon Gorgon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5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ighty_Gorgon Mighty Gorgon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6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yvern Wyvern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8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yvern_Monarch Wyvern Monarch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ydra Hydra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2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Chaos_Hydra Chaos Hydra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3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ixie Pixie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prite Sprite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3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Air_Elemental Air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torm_Elemental Storm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7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ater_Elemental Water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3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Ice_Elemental Ice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7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Fire_Elemental Fire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Energy_Elemental Energy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Earth_Elemental Earth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gma_Elemental Magma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sychic_Elemental Psychic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7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gic_Elemental Magic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Firebird Firebird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1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hoenix Phoenix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2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easant Peasant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alfling Halfling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oar Boar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ummy Mummy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3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Rogue Rogue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Nomad Noma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harpshooter Sharpshooter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old_Golem Gold Golem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Diamond_Golem Diamond Golem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7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Troll Troll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Enchanter Enchanter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7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Faerie_Dragon Faerie Dragon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10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Rust_Dragon Rust Dragon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15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Crystal_Dragon Crystal Dragon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20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Azure_Dragon Azure Dragon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30000 http://heroes.thelazy.net/wiki/Gold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Imp</text:p>
          </table:table-cell>
          <table:table-cell table:formula="of:=ROUND([.E152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Familiar</text:p>
          </table:table-cell>
          <table:table-cell table:formula="of:=ROUND([.E153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Gog</text:p>
          </table:table-cell>
          <table:table-cell table:formula="of:=ROUND([.E154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gog</text:p>
          </table:table-cell>
          <table:table-cell table:formula="of:=ROUND([.E155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Hound</text:p>
          </table:table-cell>
          <table:table-cell table:formula="of:=ROUND([.E156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Cerberus</text:p>
          </table:table-cell>
          <table:table-cell table:formula="of:=ROUND([.E157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Demon</text:p>
          </table:table-cell>
          <table:table-cell table:formula="of:=ROUND([.E158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Horned Demon</text:p>
          </table:table-cell>
          <table:table-cell table:formula="of:=ROUND([.E15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Pit Fiend</text:p>
          </table:table-cell>
          <table:table-cell table:formula="of:=ROUND([.E160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Pit Lord</text:p>
          </table:table-cell>
          <table:table-cell table:formula="of:=ROUND([.E161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Efreet</text:p>
          </table:table-cell>
          <table:table-cell table:formula="of:=ROUND([.E162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Efreet Sultan</text:p>
          </table:table-cell>
          <table:table-cell table:formula="of:=ROUND([.E163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Devil</text:p>
          </table:table-cell>
          <table:table-cell table:formula="of:=ROUND([.E164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rch Devil</text:p>
          </table:table-cell>
          <table:table-cell table:formula="of:=ROUND([.E165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Skeleton</text:p>
          </table:table-cell>
          <table:table-cell table:formula="of:=ROUND([.E166])" office:value-type="float" office:value="195" calcext:value-type="float">
            <text:p>195</text:p>
          </table:table-cell>
          <table:table-cell table:formula="of:=[.E167]*1.5" office:value-type="float" office:value="194.619506835938" calcext:value-type="float">
            <text:p>194.6195068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Skeleton Warrior</text:p>
          </table:table-cell>
          <table:table-cell table:formula="of:=ROUND([.E167])" office:value-type="float" office:value="130" calcext:value-type="float">
            <text:p>130</text:p>
          </table:table-cell>
          <table:table-cell table:formula="of:=[.E168]*1.5" office:value-type="float" office:value="129.746337890625" calcext:value-type="float">
            <text:p>129.74633789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Walking Dead</text:p>
          </table:table-cell>
          <table:table-cell table:formula="of:=ROUND([.E168])" office:value-type="float" office:value="86" calcext:value-type="float">
            <text:p>86</text:p>
          </table:table-cell>
          <table:table-cell table:formula="of:=[.E169]*1.5" office:value-type="float" office:value="86.49755859375" calcext:value-type="float">
            <text:p>86.49755859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Zombie</text:p>
          </table:table-cell>
          <table:table-cell table:formula="of:=ROUND([.E169])" office:value-type="float" office:value="58" calcext:value-type="float">
            <text:p>58</text:p>
          </table:table-cell>
          <table:table-cell table:formula="of:=[.E170]*1.5" office:value-type="float" office:value="57.6650390625" calcext:value-type="float">
            <text:p>57.66503906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Wight</text:p>
          </table:table-cell>
          <table:table-cell table:formula="of:=ROUND([.E170])" office:value-type="float" office:value="38" calcext:value-type="float">
            <text:p>38</text:p>
          </table:table-cell>
          <table:table-cell table:formula="of:=[.E171]*1.5" office:value-type="float" office:value="38.443359375" calcext:value-type="float">
            <text:p>38.443359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Wraith</text:p>
          </table:table-cell>
          <table:table-cell table:formula="of:=ROUND([.E171])" office:value-type="float" office:value="26" calcext:value-type="float">
            <text:p>26</text:p>
          </table:table-cell>
          <table:table-cell table:formula="of:=[.E172]*1.5" office:value-type="float" office:value="25.62890625" calcext:value-type="float">
            <text:p>25.628906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Vampire</text:p>
          </table:table-cell>
          <table:table-cell table:formula="of:=ROUND([.E172])" office:value-type="float" office:value="17" calcext:value-type="float">
            <text:p>17</text:p>
          </table:table-cell>
          <table:table-cell table:formula="of:=[.E173]*1.5" office:value-type="float" office:value="17.0859375" calcext:value-type="float">
            <text:p>17.0859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Vampire Lord</text:p>
          </table:table-cell>
          <table:table-cell table:formula="of:=ROUND([.E173])" office:value-type="float" office:value="11" calcext:value-type="float">
            <text:p>11</text:p>
          </table:table-cell>
          <table:table-cell table:formula="of:=[.E174]*1.5" office:value-type="float" office:value="11.390625" calcext:value-type="float">
            <text:p>11.3906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Lich</text:p>
          </table:table-cell>
          <table:table-cell table:formula="of:=ROUND([.E174])" office:value-type="float" office:value="8" calcext:value-type="float">
            <text:p>8</text:p>
          </table:table-cell>
          <table:table-cell table:formula="of:=[.E175]*1.5" office:value-type="float" office:value="7.59375" calcext:value-type="float">
            <text:p>7.59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Power Lich</text:p>
          </table:table-cell>
          <table:table-cell table:formula="of:=ROUND([.E175])" office:value-type="float" office:value="5" calcext:value-type="float">
            <text:p>5</text:p>
          </table:table-cell>
          <table:table-cell table:formula="of:=[.E176]*1.5" office:value-type="float" office:value="5.0625" calcext:value-type="float">
            <text:p>5.06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Black Knight</text:p>
          </table:table-cell>
          <table:table-cell table:formula="of:=ROUND([.E176])" office:value-type="float" office:value="3" calcext:value-type="float">
            <text:p>3</text:p>
          </table:table-cell>
          <table:table-cell table:formula="of:=[.E177]*1.5" office:value-type="float" office:value="3.375" calcext:value-type="float">
            <text:p>3.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Dread Knight</text:p>
          </table:table-cell>
          <table:table-cell table:formula="of:=ROUND([.E177])" office:value-type="float" office:value="2" calcext:value-type="float">
            <text:p>2</text:p>
          </table:table-cell>
          <table:table-cell table:formula="of:=[.E178]*1.5" office:value-type="float" office:value="2.25" calcext:value-type="float">
            <text:p>2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Bone Dragon</text:p>
          </table:table-cell>
          <table:table-cell table:formula="of:=ROUND([.E178])" office:value-type="float" office:value="2" calcext:value-type="float">
            <text:p>2</text:p>
          </table:table-cell>
          <table:table-cell table:formula="of:=[.E179]*1.5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Ghost Dragon</text:p>
          </table:table-cell>
          <table:table-cell table:formula="of:=ROUND([.E17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10:36:23.49507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18:47:19.756095000</meta:creation-date>
    <meta:generator>LibreOffice/5.1.2.2$MacOSX_X86_64 LibreOffice_project/d3bf12ecb743fc0d20e0be0c58ca359301eb705f</meta:generator>
    <dc:date>2016-07-07T10:43:12.012640000</dc:date>
    <meta:editing-duration>P1DT21H54M25S</meta:editing-duration>
    <meta:editing-cycles>15</meta:editing-cycles>
    <meta:document-statistic meta:table-count="1" meta:cell-count="1787" meta:object-count="0"/>
  </office:meta>
</office:document-meta>
</file>